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847cm" loext:decorative="false"/>
      <style:paragraph-properties style:writing-mode="lr-tb"/>
    </style:style>
    <style:style style:name="gr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648cm" fo:min-width="1.073cm" loext:decorative="false"/>
      <style:paragraph-properties style:writing-mode="lr-tb"/>
    </style:style>
    <style:style style:name="gr15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text-underline-style="none"/>
    </style:style>
    <style:style style:name="P5" style:family="paragraph">
      <loext:graphic-properties draw:fill="none" draw:fill-color="#ffffff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71cm" svg:height="0.962cm" svg:x="0.254cm" svg:y="0.254cm">
          <draw:text-box>
            <text:p>Binary Search Tree (BST)</text:p>
          </draw:text-box>
        </draw:frame>
        <draw:frame draw:style-name="gr2" draw:text-style-name="P1" draw:layer="layout" svg:width="11.028cm" svg:height="0.962cm" svg:x="9.144cm" svg:y="0.571cm">
          <draw:text-box>
            <text:p><text:span text:style-name="T1">50</text:span> <text:span text:style-name="T1">25</text:span> <text:span text:style-name="T1">75</text:span> <text:span text:style-name="T1">12</text:span> <text:span text:style-name="T1">35</text:span> <text:span text:style-name="T1">65</text:span> <text:span text:style-name="T1">90</text:span> <text:span text:style-name="T1">5</text:span> <text:span text:style-name="T1">5</text:span> <text:span text:style-name="T1">6</text:span> <text:span text:style-name="T1">85</text:span> <text:span text:style-name="T1">47</text:span><text:span text:style-name="T2"> </text:span><text:span text:style-name="T1">100</text:span></text:p>
          </draw:text-box>
        </draw:frame>
        <draw:custom-shape draw:style-name="gr3" draw:text-style-name="P2" draw:layer="layout" svg:width="1.905cm" svg:height="1.27cm" svg:x="11.049cm" svg:y="1.841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594cm" svg:height="0.962cm" svg:x="8.191cm" svg:y="1.941cm">
          <draw:text-box>
            <text:p>root</text:p>
          </draw:text-box>
        </draw:frame>
        <draw:line draw:style-name="gr4" draw:text-style-name="P3" draw:layer="layout" svg:x1="9.779cm" svg:y1="2.476cm" svg:x2="11.049cm" svg:y2="2.476cm">
          <text:p/>
        </draw:line>
        <draw:custom-shape draw:style-name="gr3" draw:text-style-name="P2" draw:layer="layout" svg:width="1.905cm" svg:height="1.27cm" svg:x="8.509cm" svg:y="3.746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366cm" svg:y1="2.794cm" svg:x2="9.461cm" svg:y2="3.746cm">
          <text:p/>
        </draw:line>
        <draw:custom-shape draw:style-name="gr3" draw:text-style-name="P2" draw:layer="layout" svg:width="1.905cm" svg:height="1.27cm" svg:x="1.206cm" svg:y="2.159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27cm" svg:x="13.271cm" svg:y="3.746cm">
          <text:p text:style-name="P2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636cm" svg:y1="2.794cm" svg:x2="14.224cm" svg:y2="3.746cm">
          <text:p/>
        </draw:line>
        <draw:custom-shape draw:style-name="gr3" draw:text-style-name="P2" draw:layer="layout" svg:width="1.905cm" svg:height="1.27cm" svg:x="6.921cm" svg:y="6.286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8.826cm" svg:y1="4.699cm" svg:x2="7.874cm" svg:y2="6.286cm">
          <text:p/>
        </draw:line>
        <draw:custom-shape draw:style-name="gr3" draw:text-style-name="P2" draw:layer="layout" svg:width="1.905cm" svg:height="1.27cm" svg:x="9.779cm" svg:y="6.286cm">
          <text:p text:style-name="P2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096cm" svg:y1="4.699cm" svg:x2="10.731cm" svg:y2="6.286cm">
          <text:p/>
        </draw:line>
        <draw:custom-shape draw:style-name="gr3" draw:text-style-name="P2" draw:layer="layout" svg:width="1.905cm" svg:height="1.27cm" svg:x="12.319cm" svg:y="6.286cm">
          <text:p text:style-name="P2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3.589cm" svg:y1="4.699cm" svg:x2="13.271cm" svg:y2="6.286cm">
          <text:p/>
        </draw:line>
        <draw:custom-shape draw:style-name="gr3" draw:text-style-name="P2" draw:layer="layout" svg:width="1.905cm" svg:height="1.27cm" svg:x="15.176cm" svg:y="6.286cm">
          <text:p text:style-name="P2">9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4.859cm" svg:y1="4.699cm" svg:x2="16.129cm" svg:y2="6.286cm">
          <text:p/>
        </draw:line>
        <draw:custom-shape draw:style-name="gr3" draw:text-style-name="P2" draw:layer="layout" svg:width="1.905cm" svg:height="1.27cm" svg:x="5.334cm" svg:y="8.19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7.239cm" svg:y1="7.239cm" svg:x2="6.286cm" svg:y2="8.191cm">
          <text:p/>
        </draw:line>
        <draw:custom-shape draw:style-name="gr3" draw:text-style-name="P2" draw:layer="layout" svg:width="1.905cm" svg:height="1.27cm" svg:x="7.239cm" svg:y="10.09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27cm" svg:x="13.906cm" svg:y="8.191cm">
          <text:p text:style-name="P2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5.494cm" svg:y1="7.239cm" svg:x2="14.859cm" svg:y2="8.191cm">
          <text:p/>
        </draw:line>
        <draw:custom-shape draw:style-name="gr3" draw:text-style-name="P2" draw:layer="layout" svg:width="1.905cm" svg:height="1.27cm" svg:x="11.049cm" svg:y="8.191cm">
          <text:p text:style-name="P2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1.366cm" svg:y1="7.239cm" svg:x2="12.001cm" svg:y2="8.191cm">
          <text:p/>
        </draw:line>
        <draw:custom-shape draw:style-name="gr14" draw:text-style-name="P2" draw:layer="layout" svg:width="2.223cm" svg:height="1.27cm" svg:x="16.446cm" svg:y="8.191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6.764cm" svg:y1="7.239cm" svg:x2="17.716cm" svg:y2="8.191cm">
          <text:p/>
        </draw:line>
        <draw:frame draw:style-name="gr2" draw:text-style-name="P1" draw:layer="layout" svg:width="2.792cm" svg:height="6.65cm" svg:x="20.891cm" svg:y="3.429cm">
          <draw:text-box>
            <text:p>50: 1</text:p>
            <text:p>25: 2</text:p>
            <text:p>12: 3</text:p>
            <text:p>05: 4</text:p>
            <text:p>06: 5</text:p>
            <text:p>35: 3</text:p>
            <text:p>43: 4</text:p>
            <text:p>Size: 13</text:p>
            <text:p><text:s/></text:p>
          </draw:text-box>
        </draw:frame>
        <draw:line draw:style-name="gr16" draw:text-style-name="P3" draw:layer="layout" svg:x1="6.921cm" svg:y1="9.144cm" svg:x2="8.191cm" svg:y2="10.096cm">
          <text:p/>
        </draw:line>
        <draw:frame draw:style-name="gr2" draw:text-style-name="P5" draw:layer="layout" svg:width="11.268cm" svg:height="0.962cm" svg:x="9.461cm" svg:y="10.722cm">
          <draw:text-box>
            <text:p text:style-name="P4"><text:span text:style-name="T3">5 </text:span><text:span text:style-name="T3">5 </text:span><text:span text:style-name="T3">6 </text:span><text:span text:style-name="T3">12 </text:span><text:span text:style-name="T3">25 </text:span><text:span text:style-name="T3"><text:s/></text:span><text:span text:style-name="T3">35 </text:span><text:span text:style-name="T3">47 </text:span><text:span text:style-name="T3">50 </text:span><text:span text:style-name="T3">65 </text:span><text:span text:style-name="T3">75 </text:span><text:span text:style-name="T3">85 </text:span><text:span text:style-name="T2">90 </text:span><text:span text:style-name="T2">10</text:span><text:span text:style-name="T2">0</text:span></text:p>
          </draw:text-box>
        </draw:frame>
        <draw:frame draw:style-name="gr2" draw:text-style-name="P1" draw:layer="layout" svg:width="1.594cm" svg:height="0.962cm" svg:x="8.82cm" svg:y="12.627cm">
          <draw:text-box>
            <text:p>root</text:p>
          </draw:text-box>
        </draw:frame>
        <draw:custom-shape draw:style-name="gr3" draw:text-style-name="P2" draw:layer="layout" svg:width="1.905cm" svg:height="1.27cm" svg:x="11.049cm" svg:y="12.31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10.096cm" svg:y1="13.271cm" svg:x2="11.049cm" svg:y2="12.954cm">
          <text:p/>
        </draw:line>
        <draw:custom-shape draw:style-name="gr3" draw:text-style-name="P2" draw:layer="layout" svg:width="1.905cm" svg:height="1.27cm" svg:x="13.589cm" svg:y="13.271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2.954cm" svg:y1="12.954cm" svg:x2="13.906cm" svg:y2="13.589cm">
          <text:p/>
        </draw:line>
        <draw:custom-shape draw:style-name="gr3" draw:text-style-name="P2" draw:layer="layout" svg:width="1.905cm" svg:height="1.27cm" svg:x="15.811cm" svg:y="14.541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5.176cm" svg:y1="14.224cm" svg:x2="16.129cm" svg:y2="14.859cm">
          <text:p/>
        </draw:line>
        <draw:custom-shape draw:style-name="gr3" draw:text-style-name="P2" draw:layer="layout" svg:width="1.905cm" svg:height="1.27cm" svg:x="18.034cm" svg:y="15.811cm">
          <text:p text:style-name="P2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7.399cm" svg:y1="15.494cm" svg:x2="18.351cm" svg:y2="16.129cm">
          <text:p/>
        </draw:line>
        <draw:custom-shape draw:style-name="gr3" draw:text-style-name="P2" draw:layer="layout" svg:width="1.905cm" svg:height="1.27cm" svg:x="20.256cm" svg:y="16.446cm">
          <text:p text:style-name="P2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9.939cm" svg:y1="16.446cm" svg:x2="20.574cm" svg:y2="16.76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5:58:50.249007926</meta:creation-date>
    <dc:date>2024-06-03T22:41:33.640296604</dc:date>
    <meta:editing-duration>PT47M45S</meta:editing-duration>
    <meta:editing-cycles>6</meta:editing-cycles>
    <meta:generator>LibreOffice/24.2.3.2$Linux_X86_64 LibreOffice_project/420$Build-2</meta:generator>
    <meta:document-statistic meta:object-count="41"/>
  </office:meta>
</office:document-meta>
</file>